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Noto Sans Devanagari1" svg:font-family="'Noto Sans Devanagari'" style:font-family-generic="swiss"/>
    <style:font-face style:name="Times New Roman" svg:font-family="'Times New Roman'"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8pt" officeooo:rsid="000f487c" officeooo:paragraph-rsid="000f487c" style:font-size-asian="8pt" style:font-size-complex="8pt"/>
    </style:style>
    <style:style style:name="P2" style:family="paragraph" style:parent-style-name="Standard">
      <style:paragraph-properties fo:text-align="start" style:justify-single-word="false"/>
      <style:text-properties fo:font-style="normal" style:text-underline-style="none" fo:font-weight="normal" officeooo:rsid="0017efc3" officeooo:paragraph-rsid="000f487c" style:font-style-asian="normal" style:font-weight-asian="normal" style:font-style-complex="normal" style:font-weight-complex="normal"/>
    </style:style>
    <style:style style:name="T1" style:family="text">
      <style:text-properties officeooo:rsid="002267c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GNU Pytronic es un software multiplataforma disponible para Windows y GNU-Linux. Licenciado</text:p>
      <text:p text:style-name="P2"><text:s/>bajo la licencia libre de GPL version 3. Desarrollado en pytrhon con el framewrok tkinter, este software</text:p>
      <text:p text:style-name="P2"><text:s/>esta diseñado diseñado para que ser usado por</text:p>
      <text:p text:style-name="P2"><text:s/>estudiantes, tecnicos e ingenieros en electronica, cuenta con herramientas para hacer calculo </text:p>
      <text:p text:style-name="P2"><text:s/>de componentes discretos como capacitores y resistores. El software es desarrollado por el </text:p>
      <text:p text:style-name="P2"><text:s/>Ingeniero Electronico Ronal Forero.</text:p>
      <text:p text:style-name="P2"><text:s/></text:p>
      <text:p text:style-name="P2"><text:s/></text:p>
      <text:p text:style-name="P2">Actualemente se encuentra disponible en la version beta 1.1, el programa tiene la capacidad de trabajar con capacitores</text:p>
      <text:p text:style-name="P2">y resistores, en las siguientes versiones se iran agregando nuevas herramientas y mas componentes.</text:p>
      <text:p text:style-name="P2"/>
      <text:p text:style-name="P2"/>
      <text:p text:style-name="P2">En la sesion de Capacitores podremos conocer mediante el codigo descrito en el mismo, el voltaje que soporta el capacitor la tolerancia y la capacitancia. El software esta capacitado para dar informacion del componente sin importar la nomenclatura <text:s/>del codigo. Ya que contiene todas las nomenclaturas que existen estan validadas. Tiene una opcion para que el valor de capacitancia</text:p>
      <text:p text:style-name="P2">sea obtenido en cualquiera de los sufijos: faradios, mili faradios, micro faradios, pico faradios y nano faradios. Esta en la capacidad de conseguir valores de capacitancia comerciales ingresando un valor cualquiera de capacitancia, si el valor ingresado no es comercial, entonces mostrara un valor comercial de capacitancia por encima del valor ingresado y un valor por debajo. Tiene una herramienta para calculo de capacitores en serie y en paralelo. No todos los tipos de capacitores tienen la misma informacion, asi que podremos conocer que informacion nos esta dando capcaitor y que tipo de capacitor.</text:p>
      <text:p text:style-name="P2"/>
      <text:p text:style-name="P2"/>
      <text:p text:style-name="P2"><text:s/>En la sesion de Resistores <text:span text:style-name="T1">podremos conocer el codigo de colores a parti de un valor de resistencia, como tambien podremos conocer el varlor de resistencia a partir del codigo de colores. Podremos conocer la resistencia a parir del codigo de los resistores en SMD. <text:s/>Tiene la capacidad de conseguir valor de resistencias comercial ingresando cualquier valor. Si el valor no es comercial, muestra un valor de resistencia comercia por encima y otro por debajo. Tiene una herramienta para calcular resistencias en paralelo y resistencias en serie.</text:span></text:p>
      <text:p text:style-name="P2"><text:s/></text:p>
      <text:p text:style-name="P2"><text:s/></text:p>
      <text:p text:style-name="P2"><text:s/></text:p>
      <text:p text:style-name="P2">La intension de este software es facilitar el calculo, pero tambien permitiendo verificar si los valores ingresados <text:s/>para conocer si son componentes electronicos comerciales. Su proposito, es facilitar el calculo de forma facil e intutiva, esto <text:s/>permite que no solo tenga un uso personal, sino que se puede adaptar a una materia educativa.</text:p>
      <text:p text:style-name="P2"/>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Noto Sans Devanagari1" svg:font-family="'Noto Sans Devanagari'" style:font-family-generic="swiss"/>
    <style:font-face style:name="Times New Roman" svg:font-family="'Times New Roman'"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VE"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8pt" officeooo:rsid="000f487c" officeooo:paragraph-rsid="000f487c"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5-30T13:26:25.273162948</meta:creation-date>
    <dc:date>2019-11-21T12:24:37.279710094</dc:date>
    <meta:editing-duration>PT1H22M33S</meta:editing-duration>
    <meta:editing-cycles>15</meta:editing-cycles>
    <meta:generator>LibreOffice/6.3.2.2$Linux_X86_64 LibreOffice_project/30$Build-2</meta:generator>
    <meta:document-statistic meta:table-count="0" meta:image-count="0" meta:object-count="0" meta:page-count="1" meta:paragraph-count="17" meta:word-count="391" meta:character-count="2557" meta:non-whitespace-character-count="2160"/>
  </office:meta>
</office:document-meta>
</file>